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questMethod.WebDAVRequestMethod( String 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Transforme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Transformer.makeWebdavEventValidity( HttpURL method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Transforme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Transformer.startElement( String uri , String name , String raw , Attributes att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WebDAVTransformer.endElement( String uri , String name , String raw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WebDAVTransformer.WebDAV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Transforme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Request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Transformer.executeRequest( WebDAVRequestMethod metho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